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39377d" officeooo:paragraph-rsid="042a8d29"/>
    </style:style>
    <style:style style:name="P4" style:family="paragraph" style:parent-style-name="Text_20_body">
      <style:text-properties officeooo:paragraph-rsid="0430122d"/>
    </style:style>
    <style:style style:name="P5" style:family="paragraph" style:parent-style-name="Text_20_body">
      <style:text-properties officeooo:rsid="0430122d" officeooo:paragraph-rsid="04566886"/>
    </style:style>
    <style:style style:name="P6" style:family="paragraph" style:parent-style-name="Text_20_body">
      <style:text-properties officeooo:rsid="0430122d" officeooo:paragraph-rsid="04460b05"/>
    </style:style>
    <style:style style:name="P7" style:family="paragraph" style:parent-style-name="Text_20_body">
      <style:text-properties officeooo:rsid="0430122d" officeooo:paragraph-rsid="04602e82"/>
    </style:style>
    <style:style style:name="P8" style:family="paragraph" style:parent-style-name="Text_20_body">
      <style:text-properties officeooo:rsid="044d0926" officeooo:paragraph-rsid="044d0926"/>
    </style:style>
    <style:style style:name="P9" style:family="paragraph" style:parent-style-name="Text_20_body">
      <style:text-properties officeooo:rsid="044b7058" officeooo:paragraph-rsid="044b7058"/>
    </style:style>
    <style:style style:name="P10" style:family="paragraph" style:parent-style-name="Text_20_body">
      <style:text-properties officeooo:rsid="044af6a2" officeooo:paragraph-rsid="044af6a2"/>
    </style:style>
    <style:style style:name="P11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3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4" style:family="paragraph" style:parent-style-name="Text_20_body" style:list-style-name="L1">
      <style:text-properties officeooo:paragraph-rsid="042a8d29"/>
    </style:style>
    <style:style style:name="P15" style:family="paragraph" style:parent-style-name="Text_20_body" style:list-style-name="L1">
      <style:text-properties fo:font-weight="normal" officeooo:rsid="0439377d" officeooo:paragraph-rsid="042a8d29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7" style:family="paragraph" style:parent-style-name="Text_20_body" style:list-style-name="L1">
      <style:text-properties officeooo:rsid="04365308" officeooo:paragraph-rsid="04365308"/>
    </style:style>
    <style:style style:name="P18" style:family="paragraph" style:parent-style-name="Text_20_body" style:list-style-name="L1">
      <style:paragraph-properties fo:text-align="end" style:justify-single-word="false" style:writing-mode="rl-tb"/>
      <style:text-properties fo:font-weight="normal" officeooo:rsid="04327717" officeooo:paragraph-rsid="045d2bf9" style:font-weight-asian="normal" style:font-weight-complex="normal"/>
    </style:style>
    <style:style style:name="P19" style:family="paragraph" style:parent-style-name="Heading_20_1">
      <style:text-properties officeooo:rsid="046677df" officeooo:paragraph-rsid="046677d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0e5f1" style:font-weight-asian="normal" style:font-weight-complex="normal"/>
    </style:style>
    <style:style style:name="T8" style:family="text">
      <style:text-properties fo:font-weight="normal" officeooo:rsid="043869e8" style:font-weight-asian="normal" style:font-weight-complex="normal"/>
    </style:style>
    <style:style style:name="T9" style:family="text">
      <style:text-properties fo:font-weight="normal" officeooo:rsid="043ba835" style:font-weight-asian="normal" style:font-weight-complex="normal"/>
    </style:style>
    <style:style style:name="T10" style:family="text">
      <style:text-properties fo:font-weight="normal" officeooo:rsid="043cd9e0" style:font-weight-asian="normal" style:font-weight-complex="normal"/>
    </style:style>
    <style:style style:name="T11" style:family="text">
      <style:text-properties fo:font-weight="normal" officeooo:rsid="04402528" style:font-weight-asian="normal" style:font-weight-complex="normal"/>
    </style:style>
    <style:style style:name="T12" style:family="text">
      <style:text-properties fo:font-weight="normal" officeooo:rsid="0441ab36" style:font-weight-asian="normal" style:font-weight-complex="normal"/>
    </style:style>
    <style:style style:name="T13" style:family="text">
      <style:text-properties fo:font-weight="normal" officeooo:rsid="04460b05" style:font-weight-asian="normal" style:font-weight-complex="normal"/>
    </style:style>
    <style:style style:name="T14" style:family="text">
      <style:text-properties fo:font-weight="normal" officeooo:rsid="044b7058" style:font-weight-asian="normal" style:font-weight-complex="normal"/>
    </style:style>
    <style:style style:name="T15" style:family="text">
      <style:text-properties fo:font-weight="normal" officeooo:rsid="04566886" style:font-weight-asian="normal" style:font-weight-complex="normal"/>
    </style:style>
    <style:style style:name="T16" style:family="text">
      <style:text-properties fo:font-weight="normal" officeooo:rsid="0458fbdb" style:font-weight-asian="normal" style:font-weight-complex="normal"/>
    </style:style>
    <style:style style:name="T17" style:family="text">
      <style:text-properties fo:font-weight="normal" officeooo:rsid="04599ca5" style:font-weight-asian="normal" style:font-weight-complex="normal"/>
    </style:style>
    <style:style style:name="T18" style:family="text">
      <style:text-properties fo:font-weight="normal" officeooo:rsid="045b049f" style:font-weight-asian="normal" style:font-weight-complex="normal"/>
    </style:style>
    <style:style style:name="T19" style:family="text">
      <style:text-properties fo:font-weight="normal" officeooo:rsid="045cf355" style:font-weight-asian="normal" style:font-weight-complex="normal"/>
    </style:style>
    <style:style style:name="T20" style:family="text">
      <style:text-properties fo:font-weight="normal" officeooo:rsid="045d2bf9" style:font-weight-asian="normal" style:font-weight-complex="normal"/>
    </style:style>
    <style:style style:name="T21" style:family="text">
      <style:text-properties fo:font-weight="normal" officeooo:rsid="043e3775" style:font-weight-asian="normal" style:font-weight-complex="normal"/>
    </style:style>
    <style:style style:name="T22" style:family="text">
      <style:text-properties fo:font-weight="normal" officeooo:rsid="045dcdd8" style:font-weight-asian="normal" style:font-weight-complex="normal"/>
    </style:style>
    <style:style style:name="T23" style:family="text">
      <style:text-properties fo:font-weight="normal" officeooo:rsid="04602e82" style:font-weight-asian="normal" style:font-weight-complex="normal"/>
    </style:style>
    <style:style style:name="T24" style:family="text">
      <style:text-properties fo:font-weight="normal" officeooo:rsid="04315cd5" style:font-weight-asian="normal" style:font-weight-complex="normal"/>
    </style:style>
    <style:style style:name="T25" style:family="text">
      <style:text-properties fo:font-weight="normal" officeooo:rsid="04617bc9" style:font-weight-asian="normal" style:font-weight-complex="normal"/>
    </style:style>
    <style:style style:name="T26" style:family="text">
      <style:text-properties fo:font-weight="normal" officeooo:rsid="046c0ee7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4402528" style:font-weight-asian="bold" style:font-weight-complex="bold"/>
    </style:style>
    <style:style style:name="T29" style:family="text">
      <style:text-properties fo:font-weight="bold" officeooo:rsid="045b049f" style:font-weight-asian="bold" style:font-weight-complex="bold"/>
    </style:style>
    <style:style style:name="T30" style:family="text">
      <style:text-properties fo:font-weight="bold" officeooo:rsid="043e3775" style:font-weight-asian="bold" style:font-weight-complex="bold"/>
    </style:style>
    <style:style style:name="T31" style:family="text">
      <style:text-properties fo:font-weight="bold" officeooo:rsid="046a1ea1" style:font-weight-asian="bold" style:font-weight-complex="bold"/>
    </style:style>
    <style:style style:name="T32" style:family="text">
      <style:text-properties officeooo:rsid="04498b2e"/>
    </style:style>
    <style:style style:name="T33" style:family="text">
      <style:text-properties officeooo:rsid="0450fd29"/>
    </style:style>
    <style:style style:name="T34" style:family="text">
      <style:text-properties officeooo:rsid="045d2bf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T6">מ</text:span><text:span text:style-name="T1">טלה </text:span><text:span text:style-name="T26">- רשת חברתית - מחלקות בניה ופירוק</text:span></text:h>
      <text:p text:style-name="P4"><text:span text:style-name="T2">כ</text:span><text:span text:style-name="T1">יתבו </text:span><text:span text:style-name="T2">מחלקה </text:span><text:span text:style-name="T6">בשם Member המייצגת משתמש ברשת חברתית. המשתמש יכול לעקוב / להפסיק לעקוב אחרי חברים אחרים, וכן לראות אחרי כמה חברים הוא עוקב / כמה עוקבים אחריו. בנוסף המערכת זוכרת כמה חברים פעילים יש במערכת.</text:span></text:p>
      <text:p text:style-name="P6"><text:span text:style-name="T2">מ</text:span><text:span text:style-name="T1">צורף לתרגיל זה קובץ</text:span><text:span text:style-name="T18"> </text:span><text:span text:style-name="T31">readme</text:span><text:span text:style-name="T29">.cpp</text:span><text:span text:style-name="T1"> עם תוכנית ראשית ובה כמה בדיקות. עליכם להוסיף את כל הקבצים הדרושים כדי שהתוכנית הראשית </text:span><text:span text:style-name="T9">הזאת </text:span><text:span text:style-name="T10">תתקמפל ותעבוד כפי שמוסבר ב</text:span><text:span text:style-name="T19">גוף ה</text:span><text:span text:style-name="T10">קוד</text:span><text:span text:style-name="T1">.</text:span><text:span text:style-name="T12"> </text:span></text:p>
      <text:p text:style-name="P6"><text:span text:style-name="T19">י</text:span><text:span text:style-name="T12">ש לכתוב בדיקות-יחידה נוספות</text:span><text:span text:style-name="T13"> </text:span><text:span text:style-name="T14">כדי לוודא שהמחלקה שלכם מתמודדת עם מקרים נוספים</text:span><text:span text:style-name="T13">.</text:span></text:p>
      <text:p text:style-name="P9"><text:span text:style-name="T13">מ</text:span><text:span text:style-name="T1">ותר לכם להוסיף מחלקות נוספות לפי הצורך.</text:span></text:p>
      <text:p text:style-name="P5"><text:span text:style-name="T27">הגשה</text:span><text:span text:style-name="T11">:</text:span><text:span text:style-name="T28"> </text:span><text:span text:style-name="T13">צרו </text:span><text:span text:style-name="T1">מאגר (repository) </text:span><text:span text:style-name="T13">חדש </text:span><text:span text:style-name="T1">בגיטהאב</text:span><text:span text:style-name="T13"> </text:span><text:span text:style-name="T15">ו</text:span><text:span text:style-name="T13">העלו לשם</text:span><text:span text:style-name="T1"> את הקבצים</text:span><text:span text:style-name="T17"> בתיקיה הראשית.</text:span></text:p>
      <text:p text:style-name="P11">הגישו בטופס-ההגשה קישור-שיבוט למאגר - הקישור שרואים כשלוחצים על הכפתור clone בגיטהאב.</text:p>
      <text:p text:style-name="P7"><text:span text:style-name="T27">בדיקה אוטומטית</text:span><text:span text:style-name="T1">: אנחנו </text:span><text:span text:style-name="T23">נבצע את הפקודות הבאות ממחשב עם לינוקס:</text:span></text:p>
      <text:p text:style-name="P13">1. <text:s/>git clone &lt;הקישור שלכם&gt;</text:p>
      <text:p text:style-name="P13">2. נעתיק לתוך התיקיה שלכם תוכנית ראשית משלנו, הכוללת בדיקות אוטומטיות נוספות וחישוב ציון.</text:p>
      <text:p text:style-name="P12"><text:span text:style-name="T1">3. <text:s/></text:span><text:span text:style-name="T7">clang++-5.0 -std=c++17 *.cpp</text:span></text:p>
      <text:p text:style-name="P12"><text:span text:style-name="T7">4</text:span><text:span text:style-name="T1">. <text:s/></text:span><text:span text:style-name="T24">./a.out</text:span></text:p>
      <text:p text:style-name="P8"><text:span text:style-name="T20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25">אחר </text:span><text:span text:style-name="T1">כלשהו.</text:span><text:span text:style-name="T16"> אם אין לכם clang תשתמשו ב-</text:span><text:span text:style-name="T20">++g</text:span><text:span text:style-name="T16"> במקום.</text:span></text:p>
      <text:p text:style-name="P10"><text:span text:style-name="T13">ש</text:span><text:span text:style-name="T1">ימו לב: </text:span><text:span text:style-name="T20">תוכנת הבדיקה שלנו</text:span><text:span text:style-name="T1"> מורידה את כל המאגר, ולכן יש לפתוח מאגר חדש עבור כל תרגיל בית (‎אלא-אם-כן הוא המשך של תרגיל קודם)</text:span><text:span text:style-name="T20">.</text:span></text:p>
      <text:p text:style-name="P3"><text:span text:style-name="T27">דגשים</text:span><text:span text:style-name="T1">: </text:span></text:p>
      <text:list xml:id="list3757622888" text:style-name="L1">
        <text:list-item>
          <text:p text:style-name="P14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18"><text:span text:style-name="T34">יש לתכנת בהתאם ל</text:span><text:span text:style-name="T3">כללים בסיסיים של הנדסת תוכנה, </text:span><text:span text:style-name="T34">בפרט:</text:span><text:span text:style-name="T3"> חלוקה לקבצים, תיעוד</text:span><text:span text:style-name="T34"> בעברית או באנגלית</text:span><text:span text:style-name="T3">, שמות משמעותיים </text:span><text:span text:style-name="T34">למשתנים, </text:span><text:span text:style-name="T3">ובדיקות</text:span><text:span text:style-name="T34">-</text:span><text:span text:style-name="T3">יחידה</text:span><text:span text:style-name="T34"> (unit-test)</text:span><text:span text:style-name="T3">.</text:span></text:p>
        </text:list-item>
        <text:list-item>
          <text:p text:style-name="P15">יש לתכנן את המחלקה כך שיהיה אפשר להוסיף לה <text:span text:style-name="T32">בתרגילים הבאים </text:span>אלגוריתמים נוספים<text:span text:style-name="T33"> בגרפים, כגון: חישוב מספר עוקבים-של-עוקבים, מציאת מעגל של עוקבים, וכו'.</text:span></text:p>
        </text:list-item>
        <text:list-item>
          <text:p text:style-name="P16">מותר להשתמש בתכונות מתקדמות של שפת ++C גם אם עדיין לא נלמדו בהרצאות.</text:p>
        </text:list-item>
        <text:list-item>
          <text:p text:style-name="P17"><text:span text:style-name="T1">אין להעתיק תרגילים שלמים מסטודנטים אחרים.</text:span><text:span text:style-name="T22"> <text:s text:c="4"/></text:span><text:span text:style-name="T21">מותר </text:span><text:span text:style-name="T8">להיעזר</text:span><text:span text:style-name="T21"> </text:span><text:span text:style-name="T1">בקטעי </text:span><text:span text:style-name="T21">קוד מהאינטרנט, אולם </text:span><text:span text:style-name="T30">יש לציין בבירור את המקור</text:span><text:span text:style-name="T1">, לוודא שהקוד עובד, ולוודא שאתם מבינים למה הוא עוב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0T12:49:56.355149120</dc:date>
    <meta:editing-duration>P7DT23H9M43S</meta:editing-duration>
    <meta:editing-cycles>1036</meta:editing-cycles>
    <meta:document-statistic meta:table-count="0" meta:image-count="0" meta:object-count="0" meta:page-count="1" meta:paragraph-count="22" meta:word-count="312" meta:character-count="1806" meta:non-whitespace-character-count="1512"/>
  </office:meta>
</office:document-meta>
</file>